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bcedb" officeooo:paragraph-rsid="000bcedb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0965e2" style:font-name-asian="Nimbus Mono L" style:font-size-asian="11pt" style:font-name-complex="Liberation Mono" style:font-size-complex="11pt"/>
    </style:style>
    <style:style style:name="P3" style:family="paragraph" style:parent-style-name="Numbering_20_2" style:list-style-name="L1"/>
    <style:style style:name="P4" style:family="paragraph" style:parent-style-name="Numbering_20_2" style:list-style-name="L1">
      <style:text-properties officeooo:paragraph-rsid="00118186"/>
    </style:style>
    <style:style style:name="P5" style:family="paragraph" style:parent-style-name="Numbering_20_2" style:list-style-name="L1">
      <style:text-properties officeooo:paragraph-rsid="001ea7ed"/>
    </style:style>
    <style:style style:name="P6" style:family="paragraph" style:parent-style-name="Numbering_20_2" style:list-style-name="L1">
      <style:text-properties officeooo:rsid="0012b360" officeooo:paragraph-rsid="0012b360"/>
    </style:style>
    <style:style style:name="P7" style:family="paragraph" style:parent-style-name="Numbering_20_2" style:list-style-name="L1">
      <style:text-properties officeooo:rsid="00144362" officeooo:paragraph-rsid="0017d72d"/>
    </style:style>
    <style:style style:name="P8" style:family="paragraph" style:parent-style-name="Numbering_20_2">
      <style:text-properties officeooo:rsid="00144362" officeooo:paragraph-rsid="00144362"/>
    </style:style>
    <style:style style:name="P9" style:family="paragraph" style:parent-style-name="Numbering_20_2">
      <style:text-properties officeooo:rsid="001cd146" officeooo:paragraph-rsid="001cd146"/>
    </style:style>
    <style:style style:name="T1" style:family="text">
      <style:text-properties officeooo:rsid="004a39f3"/>
    </style:style>
    <style:style style:name="T2" style:family="text">
      <style:text-properties officeooo:rsid="0041ba14"/>
    </style:style>
    <style:style style:name="T3" style:family="text">
      <style:text-properties officeooo:rsid="002010ac"/>
    </style:style>
    <style:style style:name="T4" style:family="text">
      <style:text-properties officeooo:rsid="000e3b08"/>
    </style:style>
    <style:style style:name="T5" style:family="text">
      <style:text-properties officeooo:rsid="00118186"/>
    </style:style>
    <style:style style:name="T6" style:family="text">
      <style:text-properties officeooo:rsid="00694c7e"/>
    </style:style>
    <style:style style:name="T7" style:family="text">
      <style:text-properties officeooo:rsid="0017d72d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17d72d" style:font-style-asian="italic" style:font-style-complex="italic"/>
    </style:style>
    <style:style style:name="T10" style:family="text">
      <style:text-properties officeooo:rsid="001ea7ed"/>
    </style:style>
    <style:style style:name="T11" style:family="text">
      <style:text-properties officeooo:rsid="00a097b9"/>
    </style:style>
    <style:style style:name="T12" style:family="text">
      <style:text-properties fo:color="#000000"/>
    </style:style>
    <style:style style:name="T13" style:family="text">
      <style:text-properties fo:color="#000000" officeooo:rsid="001ea7e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otnotes</text:p>
      <text:p text:style-name="P2"/>
      <text:p text:style-name="P2"/>
      <text:list xml:id="list2956709658" text:style-name="L1">
        <text:list-item>
          <text:p text:style-name="P3">Grojas are Graphical Representations of Jungian Archetypes. <text:span text:style-name="T1">Borrowing from the ideas of painters such as Piet Mondrian and Wassily Kandinsky, they make Carl Jung’s ideas about personality palpable. Grojas use rectangular shapes of opposing </text:span>primary colors <text:span text:style-name="T2">to depict personal preferences, giving viewers insight into the personalities of others, and ultimately themselves</text:span>. <text:s/>For more information <text:span text:style-name="T3">about spiritual portraits</text:span>, <text:span text:style-name="T4">visitArtsyVisions.com, </text:span>Groja.com, or <text:span text:style-name="T4">SeeOurMinds.com.</text:span></text:p>
        </text:list-item>
        <text:list-item>
          <text:p text:style-name="P3">I was 19 and number 4 in the lottery when Nixon ended the draft in 1973.</text:p>
        </text:list-item>
        <text:list-item>
          <text:p text:style-name="P4"><text:span text:style-name="T5">Yes, </text:span>I <text:span text:style-name="T4">made up the word chameleonesque. <text:s/>It works for me, so I’m sticking with it – at least until I come up with a good alternative term.</text:span></text:p>
        </text:list-item>
        <text:list-item>
          <text:p text:style-name="P6">To hear what they have to say, listen to early episodes of the Game of Thrones Podcast featuring <text:span text:style-name="T6">Carmine </text:span>of the Red Team Review <text:span text:style-name="T6">and Preston Jacobs.</text:span></text:p>
        </text:list-item>
        <text:list-item>
          <text:p text:style-name="P7">Isabel Briggs Myers with Peter <text:span text:style-name="T7">B. Myers, </text:span><text:span text:style-name="T8">Gifts Differing</text:span>, <text:span text:style-name="T7">(Consulting Psychologists Press,</text:span>19<text:span text:style-name="T7">80), Chapter 16: </text:span><text:span text:style-name="T9">Good Type Development</text:span><text:span text:style-name="T7">, pp. 181-186</text:span>.</text:p>
        </text:list-item>
        <text:list-item>
          <text:p text:style-name="P5"><text:span text:style-name="T10">Carl G. Jung, General Description of the Types, (Public Domain, 1921). <text:s/>This work is </text:span><text:a xlink:type="simple" xlink:href="http://psychclassics.yorku.ca/Jung/types.htm" text:style-name="Internet_20_link" text:visited-style-name="Visited_20_Internet_20_Link"><text:span text:style-name="T12">available online</text:span></text:a><text:span text:style-name="T13">.</text:span></text:p>
        </text:list-item>
      </text:list>
      <text:p text:style-name="P8"/>
      <text:p text:style-name="P8"/>
      <text:p text:style-name="P9">99. It would be interesting to see someone use the results of a short-answer questionnaire to create images by hand, but describing how to do something like that is far outside the scope of this simple How-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5T16:03:24.781464120</dc:date>
    <meta:editing-duration>PT3H37M7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10" meta:character-count="1306" meta:non-whitespace-character-count="1106"/>
  </office:meta>
</office:document-meta>
</file>